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  <style:font-face style:name="Nimbus Sans L" svg:font-family="&quot;Nimbus Sans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6E6E6"/>
    </style:style>
    <style:style style:name="ce11" style:family="table-cell" style:parent-style-name="Default" style:data-style-name="N0">
      <style:table-cell-properties fo:background-color="#E6E6E6"/>
    </style:style>
    <style:style style:name="ce12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ackground-color="#E6E6E6"/>
    </style:style>
    <style:style style:name="ce14" style:family="table-cell" style:parent-style-name="Default" style:data-style-name="N0">
      <style:table-cell-properties fo:background-color="#E6E6E6"/>
    </style:style>
    <style:style style:name="ce1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#E6E6E6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E6E6E6"/>
    </style:style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Nimbus Sans L" style:font-name-asian="Nimbus Sans L" style:font-name-complex="Nimbus Sans L"/>
    </style:style>
    <style:style style:name="ce27" style:family="table-cell" style:parent-style-name="Default" style:data-style-name="N0">
      <style:table-cell-properties fo:background-color="#D9D9D9"/>
      <style:text-properties style:font-name="Nimbus Sans L" style:font-name-asian="Nimbus Sans L" style:font-name-complex="Nimbus Sans L"/>
    </style:style>
    <style:style style:name="ce28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Nimbus Sans L" style:font-name-asian="Nimbus Sans L" style:font-name-complex="Nimbus Sans L"/>
    </style:style>
    <style:style style:name="ce29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6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9.76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1.78465in" svg:y="12.9685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15" table:default-cell-style-name="ce5"/>
        <table:table-column table:style-name="co1" table:number-columns-repeated="1003" table:default-cell-style-name="ce6"/>
        <table:table-column table:style-name="co4" table:default-cell-style-name="ce6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teration 2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05T00:00:00" table:style-name="ce8">
            <text:p>05/09/12</text:p>
          </table:table-cell>
          <table:table-cell office:value-type="date" office:date-value="2012-09-06T00:00:00" table:style-name="ce8">
            <text:p>06/09/12</text:p>
          </table:table-cell>
          <table:table-cell office:value-type="date" office:date-value="2012-09-07T00:00:00" table:style-name="ce8">
            <text:p>07/09/12</text:p>
          </table:table-cell>
          <table:table-cell office:value-type="date" office:date-value="2012-09-08T00:00:00" table:style-name="ce8">
            <text:p>08/09/12</text:p>
          </table:table-cell>
          <table:table-cell office:value-type="date" office:date-value="2012-09-09T00:00:00" table:style-name="ce8">
            <text:p>09/09/12</text:p>
          </table:table-cell>
          <table:table-cell office:value-type="date" office:date-value="2012-09-10T00:00:00" table:style-name="ce8">
            <text:p>10/09/12</text:p>
          </table:table-cell>
          <table:table-cell office:value-type="date" office:date-value="2012-09-11T00:00:00" table:style-name="ce8">
            <text:p>11/09/12</text:p>
          </table:table-cell>
          <table:table-cell office:value-type="date" office:date-value="2012-09-12T00:00:00" table:style-name="ce8">
            <text:p>12/09/12</text:p>
          </table:table-cell>
          <table:table-cell office:value-type="date" office:date-value="2012-09-13T00:00:00" table:style-name="ce8">
            <text:p>13/09/12</text:p>
          </table:table-cell>
          <table:table-cell office:value-type="date" office:date-value="2012-09-14T00:00:00" table:style-name="ce8">
            <text:p>14/09/12</text:p>
          </table:table-cell>
          <table:table-cell office:value-type="date" office:date-value="2012-09-15T00:00:00" table:style-name="ce8">
            <text:p>15/09/12</text:p>
          </table:table-cell>
          <table:table-cell office:value-type="date" office:date-value="2012-09-16T00:00:00" table:style-name="ce8">
            <text:p>16/09/12</text:p>
          </table:table-cell>
          <table:table-cell office:value-type="date" office:date-value="2012-09-17T00:00:00" table:style-name="ce8">
            <text:p>17/09/12</text:p>
          </table:table-cell>
          <table:table-cell office:value-type="date" office:date-value="2012-09-18T00:00:00" table:style-name="ce8">
            <text:p>18/09/12</text:p>
          </table:table-cell>
          <table:table-cell office:value-type="date" office:date-value="2012-09-19T00:00:00" table:style-name="ce8">
            <text:p>19/09/12</text:p>
          </table:table-cell>
          <table:table-cell table:number-columns-repeated="16364" table:style-name="ce9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reate Webservice for Solar Panel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2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Create Datastore object to hold Solar Panel information on GAE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table:number-columns-repeated="7" table:style-name="ce13"/>
          <table:table-cell table:number-columns-repeated="16364" table:style-name="ce15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3" table:style-name="ce10">
            <text:p>3</text:p>
          </table:table-cell>
          <table:table-cell office:value-type="string" table:style-name="ce14">
            <text:p>Create Webservice for Inverter Information Lookup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7" table:style-name="ce13"/>
          <table:table-cell table:number-columns-repeated="16364" table:style-name="ce15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Create Datastore object to hold Inverter information on GAE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7" table:style-name="ce13"/>
          <table:table-cell table:number-columns-repeated="16364" table:style-name="ce15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5" table:style-name="ce10">
            <text:p>5</text:p>
          </table:table-cell>
          <table:table-cell office:value-type="string" table:style-name="ce14">
            <text:p>Create UI element to allow searching for and retrieving information from the webservice, including population of fields.</text:p>
          </table:table-cell>
          <table:table-cell office:value-type="float" office:value="2" table:style-name="ce13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6" table:style-name="ce13"/>
          <table:table-cell table:number-columns-repeated="16364" table:style-name="ce15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Create Unit Tests for Datastore Components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3"/>
          <table:table-cell table:number-columns-repeated="16364" table:style-name="ce15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7" table:style-name="ce10">
            <text:p>7</text:p>
          </table:table-cell>
          <table:table-cell office:value-type="string" table:style-name="ce14">
            <text:p>Create Unit Tests for Webservice Components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3"/>
          <table:table-cell table:number-columns-repeated="16364" table:style-name="ce15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8" table:style-name="ce13">
            <text:p>8</text:p>
          </table:table-cell>
          <table:table-cell office:value-type="string" table:style-name="ce14">
            <text:p>Create Unit Tests for Webservice Client Components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3"/>
          <table:table-cell table:number-columns-repeated="16364" table:style-name="ce15"/>
        </table:table-row>
        <table:table-row table:style-name="ro4"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string" table:style-name="ce11">
            <text:p>Create Unit Tests for UI elements to perform search and field population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64" table:style-name="ce12"/>
        </table:table-row>
        <table:table-row table:style-name="ro4"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reate UI element to allow searching for and retrieving information from the webservice, including population of fields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4" table:style-name="ce16"/>
          <table:table-cell table:number-columns-repeated="16364"/>
        </table:table-row>
        <table:table-row table:style-name="ro4"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Create Unit Tests for UI elements to perform search and field population.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Alex/Michael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4" table:style-name="ce18"/>
          <table:table-cell table:number-columns-repeated="16364"/>
        </table:table-row>
        <table:table-row table:style-name="ro4"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Develop mathematical model for efficiency loss on panels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5" table:style-name="ce20"/>
          <table:table-cell table:number-columns-repeated="16364"/>
        </table:table-row>
        <table:table-row table:style-name="ro4"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office:value-type="string" table:style-name="ce14">
            <text:p>Add algorithm into the SolarPanel Class so can be accessed in client directly, or used by the server for bulk calculations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Create Unit Tests mathematical model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Update UI (In Solar Panel Wizard) to display the loss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6" table:style-name="ce22">
            <text:p>6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Create Unit Tests for UI updates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4" table:style-name="ce22"/>
          <table:table-cell table:number-columns-repeated="16364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reate UI element to allow searching for and retrieving information from the webservice, including population of fields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4" table:style-name="ce16"/>
          <table:table-cell table:number-columns-repeated="16364"/>
        </table:table-row>
        <table:table-row table:style-name="ro2">
          <table:table-cell office:value-type="float" office:value="8" table:style-name="ce18">
            <text:p>8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Create Unit Tests for UI elements to perform search and field population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Alex/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4" table:style-name="ce18"/>
          <table:table-cell table:number-columns-repeated="16364"/>
        </table:table-row>
        <table:table-row table:style-name="ro2"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Create UI element to allow searching for and retrieving information from the webservice, including population of fields.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4" table:style-name="ce20"/>
          <table:table-cell table:number-columns-repeated="16364"/>
        </table:table-row>
        <table:table-row table:style-name="ro2">
          <table:table-cell office:value-type="float" office:value="10" table:style-name="ce22">
            <text:p>10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Create Unit Tests for UI elements to perform search and field population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4" table:style-name="ce22"/>
          <table:table-cell table:number-columns-repeated="16364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y Algorithm in webservice to take into account inverter life, and include replacement costs as needed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4" table:style-name="ce16"/>
          <table:table-cell table:number-columns-repeated="16364"/>
        </table:table-row>
        <table:table-row table:style-name="ro2">
          <table:table-cell office:value-type="float" office:value="16" table:style-name="ce18">
            <text:p>16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Modify Unit Tests for new functionality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Alex/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4" table:style-name="ce18"/>
          <table:table-cell table:number-columns-repeated="16364"/>
        </table:table-row>
        <table:table-row table:style-name="ro2"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Modify UI elements to be able to handle both Daily and Monthly usage input.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table:number-columns-repeated="5" table:style-name="ce20"/>
          <table:table-cell table:number-columns-repeated="16364"/>
        </table:table-row>
        <table:table-row table:style-name="ro2">
          <table:table-cell office:value-type="float" office:value="17" table:style-name="ce22">
            <text:p>17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Modify Unit Tests for new functionality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4" table:style-name="ce22"/>
          <table:table-cell table:number-columns-repeated="16364"/>
        </table:table-row>
        <table:table-row table:style-name="ro2"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y UI elements to be able to handle both Daily and hourly usage input.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Alex/Michael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5" table:style-name="ce16"/>
          <table:table-cell table:number-columns-repeated="16364"/>
        </table:table-row>
        <table:table-row table:style-name="ro2">
          <table:table-cell office:value-type="float" office:value="18" table:style-name="ce18">
            <text:p>18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Modify Unit Tests for new functionality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Alex/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4" table:style-name="ce18"/>
          <table:table-cell table:number-columns-repeated="16364"/>
        </table:table-row>
        <table:table-row table:style-name="ro2">
          <table:table-cell office:value-type="float" office:value="21" table:style-name="ce20">
            <text:p>21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Modify UI elements to include display of solar panel distribution based on direction.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Alex/Michael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4" table:style-name="ce20"/>
          <table:table-cell table:number-columns-repeated="16364"/>
        </table:table-row>
        <table:table-row table:style-name="ro2">
          <table:table-cell office:value-type="float" office:value="21" table:style-name="ce22">
            <text:p>21</text:p>
          </table:table-cell>
          <table:table-cell office:value-type="float" office:value="2" table:style-name="ce22">
            <text:p>2</text:p>
          </table:table-cell>
          <table:table-cell office:value-type="string" table:style-name="ce23">
            <text:p>Modify Unit Tests for new functionality.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Alex/Michael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4" table:style-name="ce22"/>
          <table:table-cell table:number-columns-repeated="16364"/>
        </table:table-row>
        <table:table-row table:style-name="ro2"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Create Location Class to hold location information, including: Location Name/City/State/Country, Latitude, Longitude, Daily Avg Daylight hours (per month), Average Cloud Days (per month)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Darran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24">
            <text:p>Create Unit Tests for Clas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24">
            <text:p>Create Webservice for Location Information Lookup, Modifcation and Addition.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24">
            <text:p>Create Datastore object to hold Location information on GAE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0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string" table:style-name="ce24">
            <text:p>Create Unit Tests for Datastore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string" table:style-name="ce24">
            <text:p>Create Unit Tests for Webservice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string" table:style-name="ce24">
            <text:p>Create Unit Tests for Webservice Client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string" table:style-name="ce24">
            <text:p>Create UI elements to display Location Information, including fetching from webservice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Darra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24">
            <text:p>Create Unit Tests for UI elements to perform search and field population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string" table:style-name="ce24">
            <text:p>Update Calculation Algorithm on GAE to allow for locaiton information to enhance calculations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Luk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string" table:style-name="ce24">
            <text:p>Modify Unit Test on <text:s/>Calculation Algorithm to take into account location information.</text:p>
          </table:table-cell>
          <table:table-cell office:value-type="float" office:value="2" table:style-name="ce1">
            <text:p>2</text:p>
          </table:table-cell>
          <table:table-cell office:value-type="string" table:style-name="ce25">
            <text:p>Luk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table:number-columns-repeated="16364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string" table:style-name="ce24">
            <text:p>Create Dialog to manually enter Location Information, and allow saving of information to GAE.</text:p>
          </table:table-cell>
          <table:table-cell office:value-type="float" office:value="1" table:style-name="ce1">
            <text:p>1</text:p>
          </table:table-cell>
          <table:table-cell office:value-type="string" table:style-name="ce25">
            <text:p>Darra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3" table:style-name="ce1"/>
          <table:table-cell table:number-columns-repeated="16364"/>
        </table:table-row>
        <table:table-row table:style-name="ro2">
          <table:table-cell office:value-type="float" office:value="25" table:style-name="ce18">
            <text:p>25</text:p>
          </table:table-cell>
          <table:table-cell office:value-type="float" office:value="13" table:style-name="ce18">
            <text:p>13</text:p>
          </table:table-cell>
          <table:table-cell office:value-type="string" table:style-name="ce19">
            <text:p>Create Unit Tests for UI elements to manually input information.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Darran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table:number-columns-repeated="5" table:style-name="ce18"/>
          <table:table-cell table:number-columns-repeated="16364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Display Monthly Savings Data Request to webservice</text:p>
          </table:table-cell>
          <table:table-cell office:value-type="float" office:value="1" table:style-name="ce26">
            <text:p>1</text:p>
          </table:table-cell>
          <table:table-cell office:value-type="string" table:style-name="ce27">
            <text:p>Luke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 table:style-name="ce28"/>
          <table:table-cell table:number-columns-repeated="16364" table:style-name="ce29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Display Monthly Savings Processing on webservice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Luke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table:number-columns-repeated="6" table:style-name="ce28"/>
          <table:table-cell table:number-columns-repeated="16364" table:style-name="ce29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Display Monthly Savings Data Return from webservice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Luke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table:number-columns-repeated="6" table:style-name="ce28"/>
          <table:table-cell table:number-columns-repeated="16364" table:style-name="ce29"/>
        </table:table-row>
        <table:table-row table:style-name="ro2">
          <table:table-cell office:value-type="float" office:value="29" table:style-name="ce26">
            <text:p>29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Display Monthly Savings Webservice GUI Dialog boxes</text:p>
          </table:table-cell>
          <table:table-cell office:value-type="float" office:value="1" table:style-name="ce26">
            <text:p>1</text:p>
          </table:table-cell>
          <table:table-cell office:value-type="string" table:style-name="ce27">
            <text:p>Luke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6" table:style-name="ce28"/>
          <table:table-cell table:number-columns-repeated="16364" table:style-name="ce29"/>
        </table:table-row>
        <table:table-row table:style-name="ro2">
          <table:table-cell office:value-type="float" office:value="30" table:style-name="ce30">
            <text:p>30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odify result information to allow switch between monthly and annual savings.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Alex/Mic?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6" table:style-name="ce30"/>
          <table:table-cell table:number-columns-repeated="16364"/>
        </table:table-row>
        <table:table-row table:style-name="ro2">
          <table:table-cell office:value-type="float" office:value="30" table:style-name="ce32">
            <text:p>30</text:p>
          </table:table-cell>
          <table:table-cell office:value-type="float" office:value="2" table:style-name="ce32">
            <text:p>2</text:p>
          </table:table-cell>
          <table:table-cell office:value-type="string" table:style-name="ce33">
            <text:p>Update UI elements to allow switching between both monthly and annual savings.</text:p>
          </table:table-cell>
          <table:table-cell office:value-type="float" office:value="1" table:style-name="ce32">
            <text:p>1</text:p>
          </table:table-cell>
          <table:table-cell office:value-type="string" table:style-name="ce32">
            <text:p>Alex/Mic?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6" table:style-name="ce32"/>
          <table:table-cell table:number-columns-repeated="16364"/>
        </table:table-row>
        <table:table-row table:style-name="ro2">
          <table:table-cell office:value-type="float" office:value="30" table:style-name="ce32">
            <text:p>30</text:p>
          </table:table-cell>
          <table:table-cell office:value-type="float" office:value="3" table:style-name="ce32">
            <text:p>3</text:p>
          </table:table-cell>
          <table:table-cell office:value-type="string" table:style-name="ce33">
            <text:p>Modify Unit Tests for new functionality.</text:p>
          </table:table-cell>
          <table:table-cell office:value-type="float" office:value="1" table:style-name="ce32">
            <text:p>1</text:p>
          </table:table-cell>
          <table:table-cell office:value-type="string" table:style-name="ce32">
            <text:p>Alex/Mic?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6" table:style-name="ce32"/>
          <table:table-cell table:number-columns-repeated="16364"/>
        </table:table-row>
        <table:table-row table:style-name="ro2">
          <table:table-cell office:value-type="float" office:value="30" table:style-name="ce34">
            <text:p>30</text:p>
          </table:table-cell>
          <table:table-cell office:value-type="float" office:value="4" table:style-name="ce34">
            <text:p>4</text:p>
          </table:table-cell>
          <table:table-cell office:value-type="string" table:style-name="ce35">
            <text:p>Create Unit Tests for new UI elements.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Alex/Mic?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table:number-columns-repeated="6" table:style-name="ce34"/>
          <table:table-cell table:number-columns-repeated="16364"/>
        </table:table-row>
        <table:table-row table:style-name="ro2">
          <table:table-cell office:value-type="float" office:value="36" table:style-name="ce20">
            <text:p>36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Modify Wizard UI to have Sidebar navigator</text:p>
          </table:table-cell>
          <table:table-cell office:value-type="float" office:value="3" table:style-name="ce20">
            <text:p>3</text:p>
          </table:table-cell>
          <table:table-cell office:value-type="string" table:style-name="ce20">
            <text:p>Darran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table:number-columns-repeated="13" table:style-name="ce20"/>
          <table:table-cell table:number-columns-repeated="16364"/>
        </table:table-row>
        <table:table-row table:style-name="ro2">
          <table:table-cell office:value-type="float" office:value="36" table:style-name="ce22">
            <text:p>36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Create UI Tests for sidebar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Darran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5" table:style-name="ce22"/>
          <table:table-cell table:number-columns-repeated="16364"/>
        </table:table-row>
        <table:table-row table:style-name="ro2">
          <table:table-cell table:number-columns-repeated="20" table:style-name="ce1"/>
          <table:table-cell table:number-columns-repeated="16364"/>
        </table:table-row>
        <table:table-row table:style-name="ro2">
          <table:table-cell table:number-columns-repeated="2" table:style-name="ce1"/>
          <table:table-cell table:style-name="ce24"/>
          <table:table-cell table:number-columns-repeated="17" table:style-name="ce1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1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2">
          <table:table-cell table:number-columns-repeated="2" table:style-name="ce9"/>
          <table:table-cell office:value-type="string" table:style-name="ce36">
            <text:p>Total Hours Remaining</text:p>
          </table:table-cell>
          <table:table-cell table:style-name="ce9"/>
          <table:table-cell table:style-name="ce36"/>
          <table:table-cell office:value-type="float" office:value="74" table:style-name="ce9">
            <text:p>74</text:p>
          </table:table-cell>
          <table:table-cell office:value-type="float" office:value="66" table:style-name="ce9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75" table:style-name="ce9">
            <text:p>75</text:p>
          </table:table-cell>
          <table:table-cell office:value-type="float" office:value="64" table:style-name="ce9">
            <text:p>64</text:p>
          </table:table-cell>
          <table:table-cell office:value-type="float" office:value="64" table:style-name="ce9">
            <text:p>64</text:p>
          </table:table-cell>
          <table:table-cell office:value-type="float" office:value="64" table:style-name="ce9">
            <text:p>64</text:p>
          </table:table-cell>
          <table:table-cell office:value-type="float" office:value="63" table:style-name="ce9">
            <text:p>63</text:p>
          </table:table-cell>
          <table:table-cell office:value-type="float" office:value="63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36"/>
        </table:table-row>
        <table:table-row table:style-name="ro2">
          <table:table-cell table:number-columns-repeated="2" table:style-name="ce9"/>
          <table:table-cell office:value-type="string" table:style-name="ce36">
            <text:p>Tasks Completed</text:p>
          </table:table-cell>
          <table:table-cell table:style-name="ce9"/>
          <table:table-cell table:style-name="ce36"/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36"/>
        </table:table-row>
        <table:table-row table:style-name="ro2">
          <table:table-cell table:number-columns-repeated="2" table:style-name="ce9"/>
          <table:table-cell office:value-type="string" table:style-name="ce36">
            <text:p>Tasks Remaining</text:p>
          </table:table-cell>
          <table:table-cell table:style-name="ce9"/>
          <table:table-cell table:style-name="ce36"/>
          <table:table-cell office:value-type="float" office:value="49" table:style-name="ce9">
            <text:p>49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3" table:style-name="ce9">
            <text:p>43</text:p>
          </table:table-cell>
          <table:table-cell office:value-type="float" office:value="43" table:style-name="ce9">
            <text:p>43</text:p>
          </table:table-cell>
          <table:table-cell office:value-type="float" office:value="43" table:style-name="ce9">
            <text:p>43</text:p>
          </table:table-cell>
          <table:table-cell office:value-type="float" office:value="42" table:style-name="ce9">
            <text:p>42</text:p>
          </table:table-cell>
          <table:table-cell office:value-type="float" office:value="42" table:style-name="ce9">
            <text:p>42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office:value-type="float" office:value="39" table:style-name="ce9">
            <text:p>39</text:p>
          </table:table-cell>
          <table:table-cell table:number-columns-repeated="16364" table:style-name="ce36"/>
        </table:table-row>
        <table:table-row table:style-name="ro2">
          <table:table-cell table:number-columns-repeated="2" table:style-name="ce9"/>
          <table:table-cell office:value-type="string" table:style-name="ce36">
            <text:p>Ideal Burndown</text:p>
          </table:table-cell>
          <table:table-cell table:style-name="ce9"/>
          <table:table-cell table:style-name="ce36"/>
          <table:table-cell office:value-type="float" office:value="74" table:style-name="ce9">
            <text:p>74</text:p>
          </table:table-cell>
          <table:table-cell office:value-type="float" office:value="68.714285714285694" table:style-name="ce9">
            <text:p>68.71428571</text:p>
          </table:table-cell>
          <table:table-cell office:value-type="float" office:value="63.428571428571402" table:style-name="ce9">
            <text:p>63.42857143</text:p>
          </table:table-cell>
          <table:table-cell office:value-type="float" office:value="58.142857142857103" table:style-name="ce9">
            <text:p>58.14285714</text:p>
          </table:table-cell>
          <table:table-cell office:value-type="float" office:value="52.857142857142897" table:style-name="ce9">
            <text:p>52.85714286</text:p>
          </table:table-cell>
          <table:table-cell office:value-type="float" office:value="47.571428571428598" table:style-name="ce9">
            <text:p>47.57142857</text:p>
          </table:table-cell>
          <table:table-cell office:value-type="float" office:value="42.285714285714299" table:style-name="ce9">
            <text:p>42.28571429</text:p>
          </table:table-cell>
          <table:table-cell office:value-type="float" office:value="37" table:style-name="ce9">
            <text:p>37</text:p>
          </table:table-cell>
          <table:table-cell office:value-type="float" office:value="31.714285714285701" table:style-name="ce9">
            <text:p>31.71428571</text:p>
          </table:table-cell>
          <table:table-cell office:value-type="float" office:value="26.428571428571399" table:style-name="ce9">
            <text:p>26.42857143</text:p>
          </table:table-cell>
          <table:table-cell office:value-type="float" office:value="21.1428571428571" table:style-name="ce9">
            <text:p>21.14285714</text:p>
          </table:table-cell>
          <table:table-cell office:value-type="float" office:value="15.8571428571429" table:style-name="ce9">
            <text:p>15.85714286</text:p>
          </table:table-cell>
          <table:table-cell office:value-type="float" office:value="10.5714285714286" table:style-name="ce9">
            <text:p>10.57142857</text:p>
          </table:table-cell>
          <table:table-cell office:value-type="float" office:value="5.28571428571429" table:style-name="ce9">
            <text:p>5.285714286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36"/>
        </table:table-row>
        <table:table-row table:style-name="ro2">
          <table:table-cell table:number-columns-repeated="2" table:style-name="ce9"/>
          <table:table-cell office:value-type="string" table:style-name="ce36">
            <text:p>Day</text:p>
          </table:table-cell>
          <table:table-cell table:style-name="ce9"/>
          <table:table-cell table:style-name="ce36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36"/>
        </table:table-row>
        <table:table-row table:number-rows-repeated="1048514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  <style:font-face style:name="Nimbus Sans L" svg:font-family="&quot;Nimbus Sans L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9-15T07:46:12Z</dc:date>
    <meta:editing-cycles>41</meta:editing-cycles>
    <meta:editing-duration>PT113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6245669291338pt" svg:y="15.16456692913386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031496062992pt" svg:y="95.12582677165355pt" svg:width="932.434251968504pt" svg:height="431.779842519685pt" chart:style-name="Plt0">
          <chart:axis chart:dimension="y" chart:name="primary-y" chart:style-name="Axs0">
            <chart:title svg:x="12.78393700787402pt" svg:y="321.9996062992126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0968503937pt" svg:y="538.2438582677165pt" chart:style-name="AT01">
              <text:p text:style-name="a2" text:class-names="" text:cond-style-name="">Day</text:p>
            </chart:title>
          </chart:axis>
          <chart:series chart:label-cell-address="Sheet1.$C$59" chart:values-cell-range-address="Sheet1.$F$59:.$T$59" chart:class="chart:bar" chart:attached-axis="primary-y" chart:style-name="G0S0">
            <chart:data-point chart:repeated="15"/>
          </chart:series>
          <chart:series chart:label-cell-address="Sheet1.$C$58" chart:values-cell-range-address="Sheet1.$F$58:.$T$58" chart:class="chart:line" chart:attached-axis="primary-y" chart:style-name="G1S0">
            <chart:data-point chart:repeated="15"/>
          </chart:series>
          <chart:series chart:label-cell-address="Sheet1.$C$60" chart:values-cell-range-address="Sheet1.$F$60:.$T$60" chart:class="chart:line" chart:attached-axis="primary-y" chart:style-name="G1S1">
            <chart:data-point chart:repeated="15"/>
          </chart:series>
          <chart:series chart:label-cell-address="Sheet1.$C$61" chart:values-cell-range-address="Sheet1.$F$61:.$T$61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